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lvgl_tabview_conf1.png"/>
  <manifest:file-entry manifest:media-type="image/png" manifest:full-path="Pictures/lvgl_tabview_conf2.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abview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Tabview</text:h>
                    <text:list>
                        <text:list-item>
                            <text:h text:style-name="Heading_20_2" text:outline-level="2">Description</text:h>
                        </text:list-item>
                    </text:list>
                </text:list-item>
            </text:list>

            <text:p text:style-name="Standard">The Tab view object can be used to organize content in tabs. Tabview can be configured in two ways:</text:p>
                    <text:list xml:id="list_Tabview4" text:style-name="List_20_1">
                        
                        <text:list-item>
                            <text:p text:style-name="List_20_1">
                                Place Tab widgets immediatelly under TabView:
                            </text:p>
                            
                                <text:p>
                                    <draw:frame draw:style-name="fr2" draw:name="image_lvgl_tabview_conf1.png" text:anchor-type="paragraph" svg:width="28mm" svg:height="23mm" draw:z-index="1">
                <draw:image xlink:href="Pictures/lvgl_tabview_conf1.png" xlink:type="simple" xlink:show="embed" xlink:actuate="onLoad"/>
            </draw:frame>
                                </text:p>
                            
                        </text:list-item>
                        
                    

                        <text:list-item>
                            <text:p text:style-name="List_20_1">
                                Add two container widgets under Tabview. First container is for the tab Bar, second container is for the tab Content. In this configuration, Tab widgets should be placed under second container, Content. Use this configuration if you want to stye tab Bar and Content.
                            </text:p>
                            
                                <text:p>
                                    <draw:frame draw:style-name="fr2" draw:name="image_lvgl_tabview_conf2.png" text:anchor-type="paragraph" svg:width="36mm" svg:height="35mm" draw:z-index="2">
                <draw:image xlink:href="Pictures/lvgl_tabview_conf2.png" xlink:type="simple" xlink:show="embed" xlink:actuate="onLoad"/>
            </draw:frame>
                                </text:p>
                            
                        </text:list-item>
                        
                    
                    </text:list>
                <text:p text:style-name="Standard">To add Tab widget to Tabview, drag and drop directly from the Widgets Palette to the Tabview inside Widgets Structure panel.</text:p><text:p text:style-name="Standard">More info (<text:a xlink:type="simple" xlink:href="https://docs.lvgl.io/master/widgets/tabview.html" text:style-name="Internet_20_link" text:visited-style-name="Visited_20_Internet_20_Link">link</text:a>)</text:p>

            
                <text:list xml:id="list_Tabview2" text:continue-numbering="true" text:continue-list="list_Tabview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abview5" text:continue-numbering="true" text:style-name="Outline">
                                                <text:list-item>
                                                    <text:list>
                                                        <text:list-item>
                                                            <text:list>
                                                                <text:list-item>
                                                                    <text:h text:style-name="Heading_20_3" text:outline-level="3">
                                                                        Position
                                                                        <text:s text:c="4"/>
                                                                        <text:span text:style-name="T2">Enum</text:span>
                                                                    </text:h>
                                                                </text:list-item>
                                                            </text:list>
                                                        </text:list-item>
                                                    </text:list>
                                                </text:list-item>
                                            </text:list>
                                            <text:p text:style-name="Standard">With this property, the tab bar can be moved to any sides.</text:p>,
                                            <text:list xml:id="list_Tabview6" text:continue-numbering="true" text:continue-list="list_Tabview5" text:style-name="Outline">
                                                <text:list-item>
                                                    <text:list>
                                                        <text:list-item>
                                                            <text:list>
                                                                <text:list-item>
                                                                    <text:h text:style-name="Heading_20_3" text:outline-level="3">
                                                                        Size
                                                                        <text:s text:c="4"/>
                                                                        <text:span text:style-name="T2">Number</text:span>
                                                                    </text:h>
                                                                </text:list-item>
                                                            </text:list>
                                                        </text:list-item>
                                                    </text:list>
                                                </text:list-item>
                                            </text:list>
                                            <text:p text:style-name="Standard">The size of the tab bar. In case of vertical arrangement is means the height of the tab bar, and in horizontal arrangement it means the width.</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abview7" text:continue-numbering="true" text:continue-list="list_Tabview6"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abview8" text:continue-numbering="true" text:continue-list="list_Tabview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3">
                <draw:image xlink:href="Pictures/align_and_distribute.png" xlink:type="simple" xlink:show="embed" xlink:actuate="onLoad"/>
            </draw:frame></text:p>,
                                            <text:list xml:id="list_Tabview9" text:continue-numbering="true" text:continue-list="list_Tabview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4">
                <draw:image xlink:href="Pictures/widget_centering.png" xlink:type="simple" xlink:show="embed" xlink:actuate="onLoad"/>
            </draw:frame></text:p>,
                                            <text:list xml:id="list_Tabview10" text:continue-numbering="true" text:continue-list="list_Tabview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abview11" text:continue-numbering="true" text:continue-list="list_Tabview10"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Tabview12"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Tabview13" text:continue-numbering="true" text:continue-list="list_Tabview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abview14" text:continue-numbering="true" text:continue-list="list_Tabview13"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Tabview15"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Tabview16" text:continue-numbering="true" text:continue-list="list_Tabview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abview17" text:continue-numbering="true" text:continue-list="list_Tabview16"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Tabview18"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Tabview19" text:continue-numbering="true" text:continue-list="list_Tabview17"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abview20" text:continue-numbering="true" text:continue-list="list_Tabview19"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Tabview21"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abview22" text:continue-numbering="true" text:continue-list="list_Tabview20"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abview23" text:continue-numbering="true" text:continue-list="list_Tabview2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Tabview24" text:continue-numbering="true" text:continue-list="list_Tabview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Tabview25" text:continue-numbering="true" text:continue-list="list_Tabview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Tabview26" text:continue-numbering="true" text:continue-list="list_Tabview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Tabview27" text:continue-numbering="true" text:continue-list="list_Tabview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Tabview28" text:continue-numbering="true" text:continue-list="list_Tabview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Tabview29" text:continue-numbering="true" text:continue-list="list_Tabview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Tabview30" text:continue-numbering="true" text:continue-list="list_Tabview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Tabview31" text:continue-numbering="true" text:continue-list="list_Tabview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Tabview32" text:continue-numbering="true" text:continue-list="list_Tabview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Tabview33" text:continue-numbering="true" text:continue-list="list_Tabview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Tabview34" text:continue-numbering="true" text:continue-list="list_Tabview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Tabview35" text:continue-numbering="true" text:continue-list="list_Tabview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Tabview36" text:continue-numbering="true" text:continue-list="list_Tabview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Tabview37" text:continue-numbering="true" text:continue-list="list_Tabview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Tabview38" text:continue-numbering="true" text:continue-list="list_Tabview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Tabview39" text:continue-numbering="true" text:continue-list="list_Tabview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Tabview40" text:continue-numbering="true" text:continue-list="list_Tabview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Tabview41" text:continue-numbering="true" text:continue-list="list_Tabview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Tabview42" text:continue-numbering="true" text:continue-list="list_Tabview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Tabview43" text:continue-numbering="true" text:continue-list="list_Tabview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Tabview44" text:continue-numbering="true" text:continue-list="list_Tabview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Tabview45" text:continue-numbering="true" text:continue-list="list_Tabview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Tabview46" text:continue-numbering="true" text:continue-list="list_Tabview45"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Tabview47"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Tabview48" text:continue-numbering="true" text:continue-list="list_Tabview46"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Tabview49"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Tabview50" text:continue-numbering="true" text:continue-list="list_Tabview48"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Tabview51" text:continue-numbering="true" text:continue-list="list_Tabview50"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Tabview52" text:continue-numbering="true" text:continue-list="list_Tabview51"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Tabview53" text:continue-numbering="true" text:continue-list="list_Tabview52"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Tabview54" text:continue-numbering="true" text:continue-list="list_Tabview53"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Tabview55" text:continue-numbering="true" text:continue-list="list_Tabview54"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Tabview56" text:continue-numbering="true" text:continue-list="list_Tabview55"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abview57" text:continue-numbering="true" text:continue-list="list_Tabview5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abview5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abview59" text:continue-numbering="true" text:continue-list="list_Tabview5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abview60" text:continue-numbering="true" text:continue-list="list_Tabview5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abview61" text:continue-numbering="true" text:continue-list="list_Tabview6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abview3" text:continue-numbering="true" text:continue-list="list_Tabview2" text:style-name="Outline">
                        <text:list-item>
                            <text:list>
                                <text:list-item>
                                    <text:h text:style-name="Heading_20_2" text:outline-level="2">Examples</text:h>
                                </text:list-item>
                            </text:list>
                        </text:list-item>
                    </text:list>
                    <text:p text:style-name="Standard"/>
                    
                    <text:list xml:id="list_Tabview62" text:style-name="List_20_1">
                        
                        <text:list-item>
                            <text:p text:style-name="List_20_1_20_Start">
                                <text:span text:style-name="T1">Tabview</text:span>
                            </text:p>
                            
                        </text:list-item>
                        
                    

                        <text:list-item>
                            <text:p text:style-name="List_20_1_20_Start">
                                <text:span text:style-name="T1">Styled Tabview</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